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36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2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.49mm"/>
    </style:style>
    <style:style style:name="co6" style:family="table-column">
      <style:table-column-properties fo:break-before="auto" style:column-width="14.53mm"/>
    </style:style>
    <style:style style:name="co7" style:family="table-column">
      <style:table-column-properties fo:break-before="auto" style:column-width="14.02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20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8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 Chart" table:style-name="ta1">
        <table:shapes>
          <draw:frame draw:z-index="0" draw:style-name="gr1" draw:text-style-name="P1" svg:width="159.89mm" svg:height="89.99mm" svg:x="192.14mm" svg:y="18.42mm">
            <draw:object draw:notify-on-update-of-ranges="'Data Chart'.H5:'Data Chart'.H5 'Data Chart'.H6:'Data Chart'.H25 'Data Chart'.I5:'Data Chart'.I5 'Data Chart'.I6:'Data Chart'.I25 'Data Chart'.J5:'Data Chart'.J5 'Data Chart'.J6:'Data Chart'.J25 'Data Chart'.K5:'Data Chart'.K5 'Data Chart'.K6:'Data Chart'.K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4" table:number-columns-repeated="2" table:default-cell-style-name="Default"/>
        <table:table-row table:style-name="ro1">
          <table:table-cell table:number-columns-repeated="11"/>
          <table:table-cell table:style-name="ce9"/>
          <table:table-cell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Conversion Chart</text:p>
          </table:table-cell>
          <table:covered-table-cell table:number-columns-repeated="4"/>
          <table:table-cell table:number-columns-repeated="2"/>
          <table:table-cell table:style-name="ce8" office:value-type="string" calcext:value-type="string" table:number-columns-spanned="3" table:number-rows-spanned="1">
            <text:p>Method Comparisons</text:p>
          </table:table-cell>
          <table:covered-table-cell table:number-columns-repeated="2"/>
          <table:table-cell table:style-name="ce9" office:value-type="string" calcext:value-type="string">
            <text:p>bot_slow: 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Step Interval</text:p>
          </table:table-cell>
          <table:table-cell office:value-type="string" calcext:value-type="string">
            <text:p>Gnd Speed</text:p>
          </table:table-cell>
          <table:table-cell table:number-columns-repeated="2"/>
          <table:table-cell office:value-type="string" calcext:value-type="string">
            <text:p>Rotat’ns</text:p>
          </table:table-cell>
          <table:table-cell/>
          <table:table-cell table:style-name="Default" table:number-columns-repeated="4"/>
          <table:table-cell table:style-name="ce9" office:value-type="string" calcext:value-type="string">
            <text:p>bot_fast: 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int’s per step</text:p>
          </table:table-cell>
          <table:table-cell office:value-type="string" calcext:value-type="string">
            <text:p>inches/sec</text:p>
          </table:table-cell>
          <table:table-cell/>
          <table:table-cell office:value-type="string" calcext:value-type="string">
            <text:p>MPH</text:p>
          </table:table-cell>
          <table:table-cell office:value-type="string" calcext:value-type="string">
            <text:p>per sec</text:p>
          </table:table-cell>
          <table:table-cell/>
          <table:table-cell office:value-type="string" calcext:value-type="string">
            <text:p>PID_</text:p>
          </table:table-cell>
          <table:table-cell table:number-columns-repeated="2" office:value-type="string" calcext:value-type="string">
            <text:p>Joop’s</text:p>
          </table:table-cell>
          <table:table-cell office:value-type="string" calcext:value-type="string">
            <text:p>Our Motor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ce6" office:value-type="string" calcext:value-type="string">
            <text:p>output</text:p>
          </table:table-cell>
          <table:table-cell office:value-type="string" calcext:value-type="string">
            <text:p>non-linear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Contro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(1000 * 3.1415926 / [.B6];2)" office:value-type="float" office:value="314.16" calcext:value-type="float">
            <text:p>314.16</text:p>
          </table:table-cell>
          <table:table-cell/>
          <table:table-cell table:formula="of:=ROUND(([.C6]/12/5280)*60*60;2)" office:value-type="float" office:value="17.85" calcext:value-type="float">
            <text:p>17.85</text:p>
          </table:table-cell>
          <table:table-cell table:formula="of:=ROUND([.C6]/(4*3.1415926);2)" office:value-type="float" office:value="25" calcext:value-type="float">
            <text:p>2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405-(1/([.H6]+9))*5500;2)" office:value-type="float" office:value="215.34" calcext:value-type="float">
            <text:p>215.34</text:p>
          </table:table-cell>
          <table:table-cell table:formula="of:=400-[.I6]" office:value-type="float" office:value="184.66" calcext:value-type="float">
            <text:p>184.66</text:p>
          </table:table-cell>
          <table:table-cell table:formula="of:= [.$M$2]-([.H6]/400)*([.$M$2] - [.$M$3])"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OUND(1000 * 3.1415926 / [.B7];2)" office:value-type="float" office:value="157.08" calcext:value-type="float">
            <text:p>157.08</text:p>
          </table:table-cell>
          <table:table-cell/>
          <table:table-cell table:formula="of:=ROUND(([.C7]/12/5280)*60*60;2)" office:value-type="float" office:value="8.93" calcext:value-type="float">
            <text:p>8.93</text:p>
          </table:table-cell>
          <table:table-cell table:formula="of:=ROUND([.C7]/(4*3.1415926);2)" office:value-type="float" office:value="12.5" calcext:value-type="float">
            <text:p>12.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OUND(405-(1/([.H7]+9))*5500;2)" office:value-type="float" office:value="292.76" calcext:value-type="float">
            <text:p>292.76</text:p>
          </table:table-cell>
          <table:table-cell table:formula="of:=400-[.I7]" office:value-type="float" office:value="107.24" calcext:value-type="float">
            <text:p>107.24</text:p>
          </table:table-cell>
          <table:table-cell table:formula="of:= [.$M$2]-([.H7]/400)*([.$M$2] - [.$M$3])"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OUND(1000 * 3.1415926 / [.B8];2)" office:value-type="float" office:value="104.72" calcext:value-type="float">
            <text:p>104.72</text:p>
          </table:table-cell>
          <table:table-cell table:formula="of:=ROUND(((4 * 3.1415926)/(200 * [.B8])) * 50000;2)" office:value-type="float" office:value="104.72" calcext:value-type="float">
            <text:p>104.72</text:p>
          </table:table-cell>
          <table:table-cell table:formula="of:=ROUND(([.C8]/12/5280)*60*60;2)" office:value-type="float" office:value="5.95" calcext:value-type="float">
            <text:p>5.95</text:p>
          </table:table-cell>
          <table:table-cell table:formula="of:=ROUND([.C8]/(4*3.1415926);2)" office:value-type="float" office:value="8.33" calcext:value-type="float">
            <text:p>8.3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405-(1/([.H8]+9))*5500;2)" office:value-type="float" office:value="325.29" calcext:value-type="float">
            <text:p>325.29</text:p>
          </table:table-cell>
          <table:table-cell table:formula="of:=400-[.I8]" office:value-type="float" office:value="74.71" calcext:value-type="float">
            <text:p>74.71</text:p>
          </table:table-cell>
          <table:table-cell table:formula="of:= [.$M$2]-([.H8]/400)*([.$M$2] - [.$M$3])" office:value-type="float" office:value="895" calcext:value-type="float">
            <text:p>8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ROUND(1000 * 3.1415926 / [.B9];2)" office:value-type="float" office:value="78.54" calcext:value-type="float">
            <text:p>78.54</text:p>
          </table:table-cell>
          <table:table-cell table:formula="of:=ROUND(((4 * 3.1415926)/(200 * [.B9])) * 50000;2)" office:value-type="float" office:value="78.54" calcext:value-type="float">
            <text:p>78.54</text:p>
          </table:table-cell>
          <table:table-cell table:formula="of:=ROUND(([.C9]/12/5280)*60*60;2)" office:value-type="float" office:value="4.46" calcext:value-type="float">
            <text:p>4.46</text:p>
          </table:table-cell>
          <table:table-cell table:formula="of:=ROUND([.C9]/(4*3.1415926);2)" office:value-type="float" office:value="6.25" calcext:value-type="float">
            <text:p>6.2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ROUND(405-(1/([.H9]+9))*5500;2)" office:value-type="float" office:value="343.2" calcext:value-type="float">
            <text:p>343.2</text:p>
          </table:table-cell>
          <table:table-cell table:formula="of:=400-[.I9]" office:value-type="float" office:value="56.8" calcext:value-type="float">
            <text:p>56.8</text:p>
          </table:table-cell>
          <table:table-cell table:formula="of:= [.$M$2]-([.H9]/400)*([.$M$2] - [.$M$3])" office:value-type="float" office:value="860" calcext:value-type="float">
            <text:p>8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ROUND(1000 * 3.1415926 / [.B10];2)" office:value-type="float" office:value="62.83" calcext:value-type="float">
            <text:p>62.83</text:p>
          </table:table-cell>
          <table:table-cell table:formula="of:=ROUND(((4 * 3.1415926)/(200 * [.B10])) * 50000;2)" office:value-type="float" office:value="62.83" calcext:value-type="float">
            <text:p>62.83</text:p>
          </table:table-cell>
          <table:table-cell table:formula="of:=ROUND(([.C10]/12/5280)*60*60;2)" office:value-type="float" office:value="3.57" calcext:value-type="float">
            <text:p>3.57</text:p>
          </table:table-cell>
          <table:table-cell table:formula="of:=ROUND([.C10]/(4*3.1415926);2)"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ROUND(405-(1/([.H10]+9))*5500;2)" office:value-type="float" office:value="354.54" calcext:value-type="float">
            <text:p>354.54</text:p>
          </table:table-cell>
          <table:table-cell table:formula="of:=400-[.I10]" office:value-type="float" office:value="45.46" calcext:value-type="float">
            <text:p>45.46</text:p>
          </table:table-cell>
          <table:table-cell table:formula="of:= [.$M$2]-([.H10]/400)*([.$M$2] - [.$M$3])"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ROUND(1000 * 3.1415926 / [.B11];2)" office:value-type="float" office:value="52.36" calcext:value-type="float">
            <text:p>52.36</text:p>
          </table:table-cell>
          <table:table-cell table:formula="of:=ROUND(((4 * 3.1415926)/(200 * [.B11])) * 50000;2)" office:value-type="float" office:value="52.36" calcext:value-type="float">
            <text:p>52.36</text:p>
          </table:table-cell>
          <table:table-cell table:formula="of:=ROUND(([.C11]/12/5280)*60*60;2)" office:value-type="float" office:value="2.98" calcext:value-type="float">
            <text:p>2.98</text:p>
          </table:table-cell>
          <table:table-cell table:formula="of:=ROUND([.C11]/(4*3.1415926);2)" office:value-type="float" office:value="4.17" calcext:value-type="float">
            <text:p>4.1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ROUND(405-(1/([.H11]+9))*5500;2)" office:value-type="float" office:value="362.36" calcext:value-type="float">
            <text:p>362.36</text:p>
          </table:table-cell>
          <table:table-cell table:formula="of:=400-[.I11]" office:value-type="float" office:value="37.64" calcext:value-type="float">
            <text:p>37.64</text:p>
          </table:table-cell>
          <table:table-cell table:formula="of:= [.$M$2]-([.H11]/400)*([.$M$2] - [.$M$3])"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ROUND(1000 * 3.1415926 / [.B12];2)" office:value-type="float" office:value="44.88" calcext:value-type="float">
            <text:p>44.88</text:p>
          </table:table-cell>
          <table:table-cell table:formula="of:=ROUND(((4 * 3.1415926)/(200 * [.B12])) * 50000;2)" office:value-type="float" office:value="44.88" calcext:value-type="float">
            <text:p>44.88</text:p>
          </table:table-cell>
          <table:table-cell table:formula="of:=ROUND(([.C12]/12/5280)*60*60;2)" office:value-type="float" office:value="2.55" calcext:value-type="float">
            <text:p>2.55</text:p>
          </table:table-cell>
          <table:table-cell table:formula="of:=ROUND([.C12]/(4*3.1415926);2)" office:value-type="float" office:value="3.57" calcext:value-type="float">
            <text:p>3.57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ROUND(405-(1/([.H12]+9))*5500;2)" office:value-type="float" office:value="368.09" calcext:value-type="float">
            <text:p>368.09</text:p>
          </table:table-cell>
          <table:table-cell table:formula="of:=400-[.I12]" office:value-type="float" office:value="31.91" calcext:value-type="float">
            <text:p>31.91</text:p>
          </table:table-cell>
          <table:table-cell table:formula="of:= [.$M$2]-([.H12]/400)*([.$M$2] - [.$M$3])"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ROUND(1000 * 3.1415926 / [.B13];2)" office:value-type="float" office:value="39.27" calcext:value-type="float">
            <text:p>39.27</text:p>
          </table:table-cell>
          <table:table-cell table:formula="of:=ROUND(((4 * 3.1415926)/(200 * [.B13])) * 50000;2)" office:value-type="float" office:value="39.27" calcext:value-type="float">
            <text:p>39.27</text:p>
          </table:table-cell>
          <table:table-cell table:formula="of:=ROUND(([.C13]/12/5280)*60*60;2)" office:value-type="float" office:value="2.23" calcext:value-type="float">
            <text:p>2.23</text:p>
          </table:table-cell>
          <table:table-cell table:formula="of:=ROUND([.C13]/(4*3.1415926);2)" office:value-type="float" office:value="3.13" calcext:value-type="float">
            <text:p>3.13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ROUND(405-(1/([.H13]+9))*5500;2)" office:value-type="float" office:value="372.46" calcext:value-type="float">
            <text:p>372.46</text:p>
          </table:table-cell>
          <table:table-cell table:formula="of:=400-[.I13]" office:value-type="float" office:value="27.54" calcext:value-type="float">
            <text:p>27.54</text:p>
          </table:table-cell>
          <table:table-cell table:formula="of:= [.$M$2]-([.H13]/400)*([.$M$2] - [.$M$3])"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ROUND(1000 * 3.1415926 / [.B14];2)" office:value-type="float" office:value="34.91" calcext:value-type="float">
            <text:p>34.91</text:p>
          </table:table-cell>
          <table:table-cell/>
          <table:table-cell table:formula="of:=ROUND(([.C14]/12/5280)*60*60;2)" office:value-type="float" office:value="1.98" calcext:value-type="float">
            <text:p>1.98</text:p>
          </table:table-cell>
          <table:table-cell table:formula="of:=ROUND([.C14]/(4*3.1415926);2)" office:value-type="float" office:value="2.78" calcext:value-type="float">
            <text:p>2.7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ROUND(405-(1/([.H14]+9))*5500;2)" office:value-type="float" office:value="375.9" calcext:value-type="float">
            <text:p>375.9</text:p>
          </table:table-cell>
          <table:table-cell table:formula="of:=400-[.I14]" office:value-type="float" office:value="24.1" calcext:value-type="float">
            <text:p>24.1</text:p>
          </table:table-cell>
          <table:table-cell table:formula="of:= [.$M$2]-([.H14]/400)*([.$M$2] - [.$M$3])"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ROUND(1000 * 3.1415926 / [.B15];2)" office:value-type="float" office:value="31.42" calcext:value-type="float">
            <text:p>31.42</text:p>
          </table:table-cell>
          <table:table-cell table:formula="of:=ROUND(((4 * 3.1415926)/(200 * [.B15])) * 50000;2)" office:value-type="float" office:value="31.42" calcext:value-type="float">
            <text:p>31.42</text:p>
          </table:table-cell>
          <table:table-cell table:formula="of:=ROUND(([.C15]/12/5280)*60*60;2)" office:value-type="float" office:value="1.79" calcext:value-type="float">
            <text:p>1.79</text:p>
          </table:table-cell>
          <table:table-cell table:formula="of:=ROUND([.C15]/(4*3.1415926);2)" office:value-type="float" office:value="2.5" calcext:value-type="float">
            <text:p>2.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ROUND(405-(1/([.H15]+9))*5500;2)" office:value-type="float" office:value="378.68" calcext:value-type="float">
            <text:p>378.68</text:p>
          </table:table-cell>
          <table:table-cell table:formula="of:=400-[.I15]" office:value-type="float" office:value="21.32" calcext:value-type="float">
            <text:p>21.32</text:p>
          </table:table-cell>
          <table:table-cell table:formula="of:= [.$M$2]-([.H15]/400)*([.$M$2] - [.$M$3])"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ROUND(1000 * 3.1415926 / [.B16];2)" office:value-type="float" office:value="28.56" calcext:value-type="float">
            <text:p>28.56</text:p>
          </table:table-cell>
          <table:table-cell table:formula="of:=ROUND(((4 * 3.1415926)/(200 * [.B16])) * 50000;2)" office:value-type="float" office:value="28.56" calcext:value-type="float">
            <text:p>28.56</text:p>
          </table:table-cell>
          <table:table-cell table:formula="of:=ROUND(([.C16]/12/5280)*60*60;2)" office:value-type="float" office:value="1.62" calcext:value-type="float">
            <text:p>1.62</text:p>
          </table:table-cell>
          <table:table-cell table:formula="of:=ROUND([.C16]/(4*3.1415926);2)" office:value-type="float" office:value="2.27" calcext:value-type="float">
            <text:p>2.27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ROUND(405-(1/([.H16]+9))*5500;2)" office:value-type="float" office:value="380.98" calcext:value-type="float">
            <text:p>380.98</text:p>
          </table:table-cell>
          <table:table-cell table:formula="of:=400-[.I16]" office:value-type="float" office:value="19.02" calcext:value-type="float">
            <text:p>19.02</text:p>
          </table:table-cell>
          <table:table-cell table:formula="of:= [.$M$2]-([.H16]/400)*([.$M$2] - [.$M$3])"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ROUND(1000 * 3.1415926 / [.B17];2)" office:value-type="float" office:value="24.17" calcext:value-type="float">
            <text:p>24.17</text:p>
          </table:table-cell>
          <table:table-cell table:formula="of:=ROUND(((4 * 3.1415926)/(200 * [.B17])) * 50000;2)" office:value-type="float" office:value="24.17" calcext:value-type="float">
            <text:p>24.17</text:p>
          </table:table-cell>
          <table:table-cell table:formula="of:=ROUND(([.C17]/12/5280)*60*60;2)" office:value-type="float" office:value="1.37" calcext:value-type="float">
            <text:p>1.37</text:p>
          </table:table-cell>
          <table:table-cell table:formula="of:=ROUND([.C17]/(4*3.1415926);2)" office:value-type="float" office:value="1.92" calcext:value-type="float">
            <text:p>1.9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ROUND(405-(1/([.H17]+9))*5500;2)" office:value-type="float" office:value="382.91" calcext:value-type="float">
            <text:p>382.91</text:p>
          </table:table-cell>
          <table:table-cell table:formula="of:=400-[.I17]" office:value-type="float" office:value="17.09" calcext:value-type="float">
            <text:p>17.09</text:p>
          </table:table-cell>
          <table:table-cell table:formula="of:= [.$M$2]-([.H17]/400)*([.$M$2] - [.$M$3])"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ROUND(1000 * 3.1415926 / [.B18];2)" office:value-type="float" office:value="20.94" calcext:value-type="float">
            <text:p>20.94</text:p>
          </table:table-cell>
          <table:table-cell table:formula="of:=ROUND(((4 * 3.1415926)/(200 * [.B18])) * 50000;2)" office:value-type="float" office:value="20.94" calcext:value-type="float">
            <text:p>20.94</text:p>
          </table:table-cell>
          <table:table-cell table:formula="of:=ROUND(([.C18]/12/5280)*60*60;2)" office:value-type="float" office:value="1.19" calcext:value-type="float">
            <text:p>1.19</text:p>
          </table:table-cell>
          <table:table-cell table:formula="of:=ROUND([.C18]/(4*3.1415926);2)" office:value-type="float" office:value="1.67" calcext:value-type="float">
            <text:p>1.67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ROUND(405-(1/([.H18]+9))*5500;2)" office:value-type="float" office:value="384.55" calcext:value-type="float">
            <text:p>384.55</text:p>
          </table:table-cell>
          <table:table-cell table:formula="of:=400-[.I18]" office:value-type="float" office:value="15.45" calcext:value-type="float">
            <text:p>15.45</text:p>
          </table:table-cell>
          <table:table-cell table:formula="of:= [.$M$2]-([.H18]/400)*([.$M$2] - [.$M$3])"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ROUND(1000 * 3.1415926 / [.B19];2)" office:value-type="float" office:value="18.48" calcext:value-type="float">
            <text:p>18.48</text:p>
          </table:table-cell>
          <table:table-cell table:formula="of:=ROUND(((4 * 3.1415926)/(200 * [.B19])) * 50000;2)" office:value-type="float" office:value="18.48" calcext:value-type="float">
            <text:p>18.48</text:p>
          </table:table-cell>
          <table:table-cell table:formula="of:=ROUND(([.C19]/12/5280)*60*60;2)" office:value-type="float" office:value="1.05" calcext:value-type="float">
            <text:p>1.05</text:p>
          </table:table-cell>
          <table:table-cell table:formula="of:=ROUND([.C19]/(4*3.1415926);2)" office:value-type="float" office:value="1.47" calcext:value-type="float">
            <text:p>1.47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ROUND(405-(1/([.H19]+9))*5500;2)" office:value-type="float" office:value="385.97" calcext:value-type="float">
            <text:p>385.97</text:p>
          </table:table-cell>
          <table:table-cell table:formula="of:=400-[.I19]" office:value-type="float" office:value="14.03" calcext:value-type="float">
            <text:p>14.03</text:p>
          </table:table-cell>
          <table:table-cell table:formula="of:= [.$M$2]-([.H19]/400)*([.$M$2] - [.$M$3])"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ROUND(1000 * 3.1415926 / [.B20];2)" office:value-type="float" office:value="16.53" calcext:value-type="float">
            <text:p>16.53</text:p>
          </table:table-cell>
          <table:table-cell table:formula="of:=ROUND(((4 * 3.1415926)/(200 * [.B20])) * 50000;2)" office:value-type="float" office:value="16.53" calcext:value-type="float">
            <text:p>16.53</text:p>
          </table:table-cell>
          <table:table-cell table:formula="of:=ROUND(([.C20]/12/5280)*60*60;2)" office:value-type="float" office:value="0.94" calcext:value-type="float">
            <text:p>0.94</text:p>
          </table:table-cell>
          <table:table-cell table:formula="of:=ROUND([.C20]/(4*3.1415926);2)" office:value-type="float" office:value="1.32" calcext:value-type="float">
            <text:p>1.32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ROUND(405-(1/([.H20]+9))*5500;2)" office:value-type="float" office:value="387.2" calcext:value-type="float">
            <text:p>387.2</text:p>
          </table:table-cell>
          <table:table-cell table:formula="of:=400-[.I20]" office:value-type="float" office:value="12.8" calcext:value-type="float">
            <text:p>12.8</text:p>
          </table:table-cell>
          <table:table-cell table:formula="of:= [.$M$2]-([.H20]/400)*([.$M$2] - [.$M$3])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ROUND(1000 * 3.1415926 / [.B21];2)" office:value-type="float" office:value="14.96" calcext:value-type="float">
            <text:p>14.96</text:p>
          </table:table-cell>
          <table:table-cell table:formula="of:=ROUND(((4 * 3.1415926)/(200 * [.B21])) * 50000;2)" office:value-type="float" office:value="14.96" calcext:value-type="float">
            <text:p>14.96</text:p>
          </table:table-cell>
          <table:table-cell table:formula="of:=ROUND(([.C21]/12/5280)*60*60;2)" office:value-type="float" office:value="0.85" calcext:value-type="float">
            <text:p>0.85</text:p>
          </table:table-cell>
          <table:table-cell table:formula="of:=ROUND([.C21]/(4*3.1415926);2)" office:value-type="float" office:value="1.19" calcext:value-type="float">
            <text:p>1.1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ROUND(405-(1/([.H21]+9))*5500;2)" office:value-type="float" office:value="388.28" calcext:value-type="float">
            <text:p>388.28</text:p>
          </table:table-cell>
          <table:table-cell table:formula="of:=400-[.I21]" office:value-type="float" office:value="11.72" calcext:value-type="float">
            <text:p>11.72</text:p>
          </table:table-cell>
          <table:table-cell table:formula="of:= [.$M$2]-([.H21]/400)*([.$M$2] - [.$M$3])"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ROUND(1000 * 3.1415926 / [.B22];2)" office:value-type="float" office:value="13.66" calcext:value-type="float">
            <text:p>13.66</text:p>
          </table:table-cell>
          <table:table-cell table:formula="of:=ROUND(((4 * 3.1415926)/(200 * [.B22])) * 50000;2)" office:value-type="float" office:value="13.66" calcext:value-type="float">
            <text:p>13.66</text:p>
          </table:table-cell>
          <table:table-cell table:formula="of:=ROUND(([.C22]/12/5280)*60*60;2)" office:value-type="float" office:value="0.78" calcext:value-type="float">
            <text:p>0.78</text:p>
          </table:table-cell>
          <table:table-cell table:formula="of:=ROUND([.C22]/(4*3.1415926);2)" office:value-type="float" office:value="1.09" calcext:value-type="float">
            <text:p>1.09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ROUND(405-(1/([.H22]+9))*5500;2)" office:value-type="float" office:value="389.24" calcext:value-type="float">
            <text:p>389.24</text:p>
          </table:table-cell>
          <table:table-cell table:formula="of:=400-[.I22]" office:value-type="float" office:value="10.76" calcext:value-type="float">
            <text:p>10.76</text:p>
          </table:table-cell>
          <table:table-cell table:formula="of:= [.$M$2]-([.H22]/400)*([.$M$2] - [.$M$3])"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ROUND(1000 * 3.1415926 / [.B23];2)" office:value-type="float" office:value="12.57" calcext:value-type="float">
            <text:p>12.57</text:p>
          </table:table-cell>
          <table:table-cell table:formula="of:=ROUND(((4 * 3.1415926)/(200 * [.B23])) * 50000;2)" office:value-type="float" office:value="12.57" calcext:value-type="float">
            <text:p>12.57</text:p>
          </table:table-cell>
          <table:table-cell table:formula="of:=ROUND(([.C23]/12/5280)*60*60;2)" office:value-type="float" office:value="0.71" calcext:value-type="float">
            <text:p>0.71</text:p>
          </table:table-cell>
          <table:table-cell table:formula="of:=ROUND([.C23]/(4*3.1415926);2)" office:value-type="float" office:value="1" calcext:value-type="float">
            <text:p>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ROUND(405-(1/([.H23]+9))*5500;2)" office:value-type="float" office:value="390.09" calcext:value-type="float">
            <text:p>390.09</text:p>
          </table:table-cell>
          <table:table-cell table:formula="of:=400-[.I23]" office:value-type="float" office:value="9.91000000000003" calcext:value-type="float">
            <text:p>9.91000000000003</text:p>
          </table:table-cell>
          <table:table-cell table:formula="of:= [.$M$2]-([.H23]/400)*([.$M$2] - [.$M$3])"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ROUND(1000 * 3.1415926 / [.B24];2)" office:value-type="float" office:value="10.47" calcext:value-type="float">
            <text:p>10.47</text:p>
          </table:table-cell>
          <table:table-cell table:formula="of:=ROUND(((4 * 3.1415926)/(200 * [.B24])) * 50000;2)" office:value-type="float" office:value="10.47" calcext:value-type="float">
            <text:p>10.47</text:p>
          </table:table-cell>
          <table:table-cell table:formula="of:=ROUND(([.C24]/12/5280)*60*60;2)" office:value-type="float" office:value="0.59" calcext:value-type="float">
            <text:p>0.59</text:p>
          </table:table-cell>
          <table:table-cell table:formula="of:=ROUND([.C24]/(4*3.1415926);2)" office:value-type="float" office:value="0.83" calcext:value-type="float">
            <text:p>0.83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ROUND(405-(1/([.H24]+9))*5500;2)" office:value-type="float" office:value="390.86" calcext:value-type="float">
            <text:p>390.86</text:p>
          </table:table-cell>
          <table:table-cell table:formula="of:=400-[.I24]" office:value-type="float" office:value="9.13999999999999" calcext:value-type="float">
            <text:p>9.13999999999999</text:p>
          </table:table-cell>
          <table:table-cell table:formula="of:= [.$M$2]-([.H24]/400)*([.$M$2] - [.$M$3])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ROUND(1000 * 3.1415926 / [.B25];2)" office:value-type="float" office:value="8.98" calcext:value-type="float">
            <text:p>8.98</text:p>
          </table:table-cell>
          <table:table-cell table:formula="of:=ROUND(((4 * 3.1415926)/(200 * [.B25])) * 50000;2)" office:value-type="float" office:value="8.98" calcext:value-type="float">
            <text:p>8.98</text:p>
          </table:table-cell>
          <table:table-cell table:formula="of:=ROUND(([.C25]/12/5280)*60*60;2)" office:value-type="float" office:value="0.51" calcext:value-type="float">
            <text:p>0.51</text:p>
          </table:table-cell>
          <table:table-cell table:formula="of:=ROUND([.C25]/(4*3.1415926);2)" office:value-type="float" office:value="0.71" calcext:value-type="float">
            <text:p>0.71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ROUND(405-(1/([.H25]+9))*5500;2)" office:value-type="float" office:value="391.55" calcext:value-type="float">
            <text:p>391.55</text:p>
          </table:table-cell>
          <table:table-cell table:formula="of:=400-[.I25]" office:value-type="float" office:value="8.44999999999999" calcext:value-type="float">
            <text:p>8.44999999999999</text:p>
          </table:table-cell>
          <table:table-cell table:formula="of:= [.$M$2]-([.H25]/400)*([.$M$2] - [.$M$3])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ROUND(1000 * 3.1415926 / [.B26];2)" office:value-type="float" office:value="7.85" calcext:value-type="float">
            <text:p>7.85</text:p>
          </table:table-cell>
          <table:table-cell table:formula="of:=ROUND(((4 * 3.1415926)/(200 * [.B26])) * 50000;2)" office:value-type="float" office:value="7.85" calcext:value-type="float">
            <text:p>7.85</text:p>
          </table:table-cell>
          <table:table-cell table:formula="of:=ROUND(([.C26]/12/5280)*60*60;2)" office:value-type="float" office:value="0.45" calcext:value-type="float">
            <text:p>0.45</text:p>
          </table:table-cell>
          <table:table-cell table:formula="of:=ROUND([.C26]/(4*3.1415926);2)" office:value-type="float" office:value="0.62" calcext:value-type="float">
            <text:p>0.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ROUND(1000 * 3.1415926 / [.B27];2)" office:value-type="float" office:value="6.98" calcext:value-type="float">
            <text:p>6.98</text:p>
          </table:table-cell>
          <table:table-cell table:formula="of:=ROUND(((4 * 3.1415926)/(200 * [.B27])) * 50000;2)" office:value-type="float" office:value="6.98" calcext:value-type="float">
            <text:p>6.98</text:p>
          </table:table-cell>
          <table:table-cell table:formula="of:=ROUND(([.C27]/12/5280)*60*60;2)" office:value-type="float" office:value="0.4" calcext:value-type="float">
            <text:p>0.4</text:p>
          </table:table-cell>
          <table:table-cell table:formula="of:=ROUND([.C27]/(4*3.1415926);2)" office:value-type="float" office:value="0.56" calcext:value-type="float">
            <text:p>0.5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ROUND(-405-(1/([.H27]-9))*5500;2)" office:value-type="float" office:value="-215.34" calcext:value-type="float">
            <text:p>-215.34</text:p>
          </table:table-cell>
          <table:table-cell table:formula="of:=-400 -[.I27]" office:value-type="float" office:value="-184.66" calcext:value-type="float">
            <text:p>-184.66</text:p>
          </table:table-cell>
          <table:table-cell table:formula="of:= -1*[.$M$2]-([.H27]/400)*([.$M$2] - [.$M$3])" office:value-type="float" office:value="-965" calcext:value-type="float">
            <text:p>-9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ROUND(1000 * 3.1415926 / [.B28];2)" office:value-type="float" office:value="6.28" calcext:value-type="float">
            <text:p>6.28</text:p>
          </table:table-cell>
          <table:table-cell table:formula="of:=ROUND(((4 * 3.1415926)/(200 * [.B28])) * 50000;2)" office:value-type="float" office:value="6.28" calcext:value-type="float">
            <text:p>6.28</text:p>
          </table:table-cell>
          <table:table-cell table:formula="of:=ROUND(([.C28]/12/5280)*60*60;2)" office:value-type="float" office:value="0.36" calcext:value-type="float">
            <text:p>0.36</text:p>
          </table:table-cell>
          <table:table-cell table:formula="of:=ROUND([.C28]/(4*3.1415926);2)" office:value-type="float" office:value="0.5" calcext:value-type="float">
            <text:p>0.5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ROUND(-405-(1/([.H28]-9))*5500;2)" office:value-type="float" office:value="-292.76" calcext:value-type="float">
            <text:p>-292.76</text:p>
          </table:table-cell>
          <table:table-cell table:formula="of:=-400 -[.I28]" office:value-type="float" office:value="-107.24" calcext:value-type="float">
            <text:p>-107.24</text:p>
          </table:table-cell>
          <table:table-cell table:formula="of:= -1*[.$M$2]-([.H28]/400)*([.$M$2] - [.$M$3])" office:value-type="float" office:value="-930" calcext:value-type="float">
            <text:p>-9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ROUND(1000 * 3.1415926 / [.B29];2)" office:value-type="float" office:value="5.24" calcext:value-type="float">
            <text:p>5.24</text:p>
          </table:table-cell>
          <table:table-cell table:formula="of:=ROUND(((4 * 3.1415926)/(200 * [.B29])) * 50000;2)" office:value-type="float" office:value="5.24" calcext:value-type="float">
            <text:p>5.24</text:p>
          </table:table-cell>
          <table:table-cell table:formula="of:=ROUND(([.C29]/12/5280)*60*60;2)" office:value-type="float" office:value="0.3" calcext:value-type="float">
            <text:p>0.3</text:p>
          </table:table-cell>
          <table:table-cell table:formula="of:=ROUND([.C29]/(4*3.1415926);2)" office:value-type="float" office:value="0.42" calcext:value-type="float">
            <text:p>0.42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ROUND(-405-(1/([.H29]-9))*5500;2)" office:value-type="float" office:value="-325.29" calcext:value-type="float">
            <text:p>-325.29</text:p>
          </table:table-cell>
          <table:table-cell table:formula="of:=-400 -[.I29]" office:value-type="float" office:value="-74.71" calcext:value-type="float">
            <text:p>-74.71</text:p>
          </table:table-cell>
          <table:table-cell table:formula="of:= -1*[.$M$2]-([.H29]/400)*([.$M$2] - [.$M$3])" office:value-type="float" office:value="-895" calcext:value-type="float">
            <text:p>-8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ROUND(1000 * 3.1415926 / [.B30];2)" office:value-type="float" office:value="4.49" calcext:value-type="float">
            <text:p>4.49</text:p>
          </table:table-cell>
          <table:table-cell table:formula="of:=ROUND(((4 * 3.1415926)/(200 * [.B30])) * 50000;2)" office:value-type="float" office:value="4.49" calcext:value-type="float">
            <text:p>4.49</text:p>
          </table:table-cell>
          <table:table-cell table:formula="of:=ROUND(([.C30]/12/5280)*60*60;2)" office:value-type="float" office:value="0.26" calcext:value-type="float">
            <text:p>0.26</text:p>
          </table:table-cell>
          <table:table-cell table:formula="of:=ROUND([.C30]/(4*3.1415926);2)" office:value-type="float" office:value="0.36" calcext:value-type="float">
            <text:p>0.36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ROUND(-405-(1/([.H30]-9))*5500;2)" office:value-type="float" office:value="-343.2" calcext:value-type="float">
            <text:p>-343.2</text:p>
          </table:table-cell>
          <table:table-cell table:formula="of:=-400 -[.I30]" office:value-type="float" office:value="-56.8" calcext:value-type="float">
            <text:p>-56.8</text:p>
          </table:table-cell>
          <table:table-cell table:formula="of:= -1*[.$M$2]-([.H30]/400)*([.$M$2] - [.$M$3])" office:value-type="float" office:value="-860" calcext:value-type="float">
            <text:p>-8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ROUND(1000 * 3.1415926 / [.B31];2)" office:value-type="float" office:value="3.93" calcext:value-type="float">
            <text:p>3.93</text:p>
          </table:table-cell>
          <table:table-cell table:formula="of:=ROUND(((4 * 3.1415926)/(200 * [.B31])) * 50000;2)" office:value-type="float" office:value="3.93" calcext:value-type="float">
            <text:p>3.93</text:p>
          </table:table-cell>
          <table:table-cell table:formula="of:=ROUND(([.C31]/12/5280)*60*60;2)" office:value-type="float" office:value="0.22" calcext:value-type="float">
            <text:p>0.22</text:p>
          </table:table-cell>
          <table:table-cell table:formula="of:=ROUND([.C31]/(4*3.1415926);2)" office:value-type="float" office:value="0.31" calcext:value-type="float">
            <text:p>0.31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ROUND(-405-(1/([.H31]-9))*5500;2)" office:value-type="float" office:value="-354.54" calcext:value-type="float">
            <text:p>-354.54</text:p>
          </table:table-cell>
          <table:table-cell table:formula="of:=-400 -[.I31]" office:value-type="float" office:value="-45.46" calcext:value-type="float">
            <text:p>-45.46</text:p>
          </table:table-cell>
          <table:table-cell table:formula="of:= -1*[.$M$2]-([.H31]/400)*([.$M$2] - [.$M$3])" office:value-type="float" office:value="-825" calcext:value-type="float">
            <text:p>-8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ROUND(1000 * 3.1415926 / [.B32];2)" office:value-type="float" office:value="3.49" calcext:value-type="float">
            <text:p>3.49</text:p>
          </table:table-cell>
          <table:table-cell table:formula="of:=ROUND(((4 * 3.1415926)/(200 * [.B32])) * 50000;2)" office:value-type="float" office:value="3.49" calcext:value-type="float">
            <text:p>3.49</text:p>
          </table:table-cell>
          <table:table-cell table:formula="of:=ROUND(([.C32]/12/5280)*60*60;2)" office:value-type="float" office:value="0.2" calcext:value-type="float">
            <text:p>0.2</text:p>
          </table:table-cell>
          <table:table-cell table:formula="of:=ROUND([.C32]/(4*3.1415926);2)" office:value-type="float" office:value="0.28" calcext:value-type="float">
            <text:p>0.28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ROUND(-405-(1/([.H32]-9))*5500;2)" office:value-type="float" office:value="-362.36" calcext:value-type="float">
            <text:p>-362.36</text:p>
          </table:table-cell>
          <table:table-cell table:formula="of:=-400 -[.I32]" office:value-type="float" office:value="-37.64" calcext:value-type="float">
            <text:p>-37.64</text:p>
          </table:table-cell>
          <table:table-cell table:formula="of:= -1*[.$M$2]-([.H32]/400)*([.$M$2] - [.$M$3])" office:value-type="float" office:value="-790" calcext:value-type="float">
            <text:p>-7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ROUND(1000 * 3.1415926 / [.B33];2)" office:value-type="float" office:value="3.14" calcext:value-type="float">
            <text:p>3.14</text:p>
          </table:table-cell>
          <table:table-cell table:formula="of:=ROUND(((4 * 3.1415926)/(200 * [.B33])) * 50000;2)" office:value-type="float" office:value="3.14" calcext:value-type="float">
            <text:p>3.14</text:p>
          </table:table-cell>
          <table:table-cell table:formula="of:=ROUND(([.C33]/12/5280)*60*60;2)" office:value-type="float" office:value="0.18" calcext:value-type="float">
            <text:p>0.18</text:p>
          </table:table-cell>
          <table:table-cell table:formula="of:=ROUND([.C33]/(4*3.1415926);2)" office:value-type="float" office:value="0.25" calcext:value-type="float">
            <text:p>0.25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ROUND(-405-(1/([.H33]-9))*5500;2)" office:value-type="float" office:value="-368.09" calcext:value-type="float">
            <text:p>-368.09</text:p>
          </table:table-cell>
          <table:table-cell table:formula="of:=-400 -[.I33]" office:value-type="float" office:value="-31.91" calcext:value-type="float">
            <text:p>-31.91</text:p>
          </table:table-cell>
          <table:table-cell table:formula="of:= -1*[.$M$2]-([.H33]/400)*([.$M$2] - [.$M$3])" office:value-type="float" office:value="-755" calcext:value-type="float">
            <text:p>-7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ROUND(1000 * 3.1415926 / [.B34];2)" office:value-type="float" office:value="2.86" calcext:value-type="float">
            <text:p>2.86</text:p>
          </table:table-cell>
          <table:table-cell table:formula="of:=ROUND(((4 * 3.1415926)/(200 * [.B34])) * 50000;2)" office:value-type="float" office:value="2.86" calcext:value-type="float">
            <text:p>2.86</text:p>
          </table:table-cell>
          <table:table-cell table:formula="of:=ROUND(([.C34]/12/5280)*60*60;2)" office:value-type="float" office:value="0.16" calcext:value-type="float">
            <text:p>0.16</text:p>
          </table:table-cell>
          <table:table-cell table:formula="of:=ROUND([.C34]/(4*3.1415926);2)" office:value-type="float" office:value="0.23" calcext:value-type="float">
            <text:p>0.23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ROUND(-405-(1/([.H34]-9))*5500;2)" office:value-type="float" office:value="-372.46" calcext:value-type="float">
            <text:p>-372.46</text:p>
          </table:table-cell>
          <table:table-cell table:formula="of:=-400 -[.I34]" office:value-type="float" office:value="-27.54" calcext:value-type="float">
            <text:p>-27.54</text:p>
          </table:table-cell>
          <table:table-cell table:formula="of:= -1*[.$M$2]-([.H34]/400)*([.$M$2] - [.$M$3])" office:value-type="float" office:value="-720" calcext:value-type="float">
            <text:p>-7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ROUND(1000 * 3.1415926 / [.B35];2)" office:value-type="float" office:value="2.62" calcext:value-type="float">
            <text:p>2.62</text:p>
          </table:table-cell>
          <table:table-cell table:formula="of:=ROUND(((4 * 3.1415926)/(200 * [.B35])) * 50000;2)" office:value-type="float" office:value="2.62" calcext:value-type="float">
            <text:p>2.62</text:p>
          </table:table-cell>
          <table:table-cell table:formula="of:=ROUND(([.C35]/12/5280)*60*60;2)" office:value-type="float" office:value="0.15" calcext:value-type="float">
            <text:p>0.15</text:p>
          </table:table-cell>
          <table:table-cell table:formula="of:=ROUND([.C35]/(4*3.1415926);2)" office:value-type="float" office:value="0.21" calcext:value-type="float">
            <text:p>0.21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ROUND(-405-(1/([.H35]-9))*5500;2)" office:value-type="float" office:value="-375.9" calcext:value-type="float">
            <text:p>-375.9</text:p>
          </table:table-cell>
          <table:table-cell table:formula="of:=-400 -[.I35]" office:value-type="float" office:value="-24.1" calcext:value-type="float">
            <text:p>-24.1</text:p>
          </table:table-cell>
          <table:table-cell table:formula="of:= -1*[.$M$2]-([.H35]/400)*([.$M$2] - [.$M$3])" office:value-type="float" office:value="-685" calcext:value-type="float">
            <text:p>-6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ROUND(1000 * 3.1415926 / [.B36];2)" office:value-type="float" office:value="2.42" calcext:value-type="float">
            <text:p>2.42</text:p>
          </table:table-cell>
          <table:table-cell table:formula="of:=ROUND(((4 * 3.1415926)/(200 * [.B36])) * 50000;2)" office:value-type="float" office:value="2.42" calcext:value-type="float">
            <text:p>2.42</text:p>
          </table:table-cell>
          <table:table-cell table:formula="of:=ROUND(([.C36]/12/5280)*60*60;2)" office:value-type="float" office:value="0.14" calcext:value-type="float">
            <text:p>0.14</text:p>
          </table:table-cell>
          <table:table-cell table:formula="of:=ROUND([.C36]/(4*3.1415926);2)" office:value-type="float" office:value="0.19" calcext:value-type="float">
            <text:p>0.19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ROUND(-405-(1/([.H36]-9))*5500;2)" office:value-type="float" office:value="-378.68" calcext:value-type="float">
            <text:p>-378.68</text:p>
          </table:table-cell>
          <table:table-cell table:formula="of:=-400 -[.I36]" office:value-type="float" office:value="-21.32" calcext:value-type="float">
            <text:p>-21.32</text:p>
          </table:table-cell>
          <table:table-cell table:formula="of:= -1*[.$M$2]-([.H36]/400)*([.$M$2] - [.$M$3])" office:value-type="float" office:value="-650" calcext:value-type="float">
            <text:p>-6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formula="of:=ROUND(1000 * 3.1415926 / [.B37];2)" office:value-type="float" office:value="2.24" calcext:value-type="float">
            <text:p>2.24</text:p>
          </table:table-cell>
          <table:table-cell table:formula="of:=ROUND(((4 * 3.1415926)/(200 * [.B37])) * 50000;2)" office:value-type="float" office:value="2.24" calcext:value-type="float">
            <text:p>2.24</text:p>
          </table:table-cell>
          <table:table-cell table:formula="of:=ROUND(([.C37]/12/5280)*60*60;2)" office:value-type="float" office:value="0.13" calcext:value-type="float">
            <text:p>0.13</text:p>
          </table:table-cell>
          <table:table-cell table:formula="of:=ROUND([.C37]/(4*3.1415926);2)" office:value-type="float" office:value="0.18" calcext:value-type="float">
            <text:p>0.18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ROUND(-405-(1/([.H37]-9))*5500;2)" office:value-type="float" office:value="-380.98" calcext:value-type="float">
            <text:p>-380.98</text:p>
          </table:table-cell>
          <table:table-cell table:formula="of:=-400 -[.I37]" office:value-type="float" office:value="-19.02" calcext:value-type="float">
            <text:p>-19.02</text:p>
          </table:table-cell>
          <table:table-cell table:formula="of:= -1*[.$M$2]-([.H37]/400)*([.$M$2] - [.$M$3])" office:value-type="float" office:value="-615" calcext:value-type="float">
            <text:p>-6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ROUND(1000 * 3.1415926 / [.B38];2)" office:value-type="float" office:value="2.09" calcext:value-type="float">
            <text:p>2.09</text:p>
          </table:table-cell>
          <table:table-cell table:formula="of:=ROUND(((4 * 3.1415926)/(200 * [.B38])) * 50000;2)" office:value-type="float" office:value="2.09" calcext:value-type="float">
            <text:p>2.09</text:p>
          </table:table-cell>
          <table:table-cell table:formula="of:=ROUND(([.C38]/12/5280)*60*60;2)" office:value-type="float" office:value="0.12" calcext:value-type="float">
            <text:p>0.12</text:p>
          </table:table-cell>
          <table:table-cell table:formula="of:=ROUND([.C38]/(4*3.1415926);2)" office:value-type="float" office:value="0.17" calcext:value-type="float">
            <text:p>0.17</text:p>
          </table:table-cell>
          <table:table-cell/>
          <table:table-cell office:value-type="float" office:value="-240" calcext:value-type="float">
            <text:p>-240</text:p>
          </table:table-cell>
          <table:table-cell table:formula="of:=ROUND(-405-(1/([.H38]-9))*5500;2)" office:value-type="float" office:value="-382.91" calcext:value-type="float">
            <text:p>-382.91</text:p>
          </table:table-cell>
          <table:table-cell table:formula="of:=-400 -[.I38]" office:value-type="float" office:value="-17.09" calcext:value-type="float">
            <text:p>-17.09</text:p>
          </table:table-cell>
          <table:table-cell table:formula="of:= -1*[.$M$2]-([.H38]/400)*([.$M$2] - [.$M$3])" office:value-type="float" office:value="-580" calcext:value-type="float">
            <text:p>-5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formula="of:=ROUND(1000 * 3.1415926 / [.B39];2)" office:value-type="float" office:value="1.96" calcext:value-type="float">
            <text:p>1.96</text:p>
          </table:table-cell>
          <table:table-cell table:formula="of:=ROUND(((4 * 3.1415926)/(200 * [.B39])) * 50000;2)" office:value-type="float" office:value="1.96" calcext:value-type="float">
            <text:p>1.96</text:p>
          </table:table-cell>
          <table:table-cell table:formula="of:=ROUND(([.C39]/12/5280)*60*60;2)" office:value-type="float" office:value="0.11" calcext:value-type="float">
            <text:p>0.11</text:p>
          </table:table-cell>
          <table:table-cell table:formula="of:=ROUND([.C39]/(4*3.1415926);2)" office:value-type="float" office:value="0.16" calcext:value-type="float">
            <text:p>0.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ROUND(-405-(1/([.H39]-9))*5500;2)" office:value-type="float" office:value="-384.55" calcext:value-type="float">
            <text:p>-384.55</text:p>
          </table:table-cell>
          <table:table-cell table:formula="of:=-400 -[.I39]" office:value-type="float" office:value="-15.45" calcext:value-type="float">
            <text:p>-15.45</text:p>
          </table:table-cell>
          <table:table-cell table:formula="of:= -1*[.$M$2]-([.H39]/400)*([.$M$2] - [.$M$3])" office:value-type="float" office:value="-545" calcext:value-type="float">
            <text:p>-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table:formula="of:=ROUND(1000 * 3.1415926 / [.B40];2)" office:value-type="float" office:value="1.85" calcext:value-type="float">
            <text:p>1.85</text:p>
          </table:table-cell>
          <table:table-cell table:formula="of:=ROUND(((4 * 3.1415926)/(200 * [.B40])) * 50000;2)" office:value-type="float" office:value="1.85" calcext:value-type="float">
            <text:p>1.85</text:p>
          </table:table-cell>
          <table:table-cell table:formula="of:=ROUND(([.C40]/12/5280)*60*60;2)" office:value-type="float" office:value="0.11" calcext:value-type="float">
            <text:p>0.11</text:p>
          </table:table-cell>
          <table:table-cell table:formula="of:=ROUND([.C40]/(4*3.1415926);2)" office:value-type="float" office:value="0.15" calcext:value-type="float">
            <text:p>0.15</text:p>
          </table:table-cell>
          <table:table-cell/>
          <table:table-cell office:value-type="float" office:value="-280" calcext:value-type="float">
            <text:p>-280</text:p>
          </table:table-cell>
          <table:table-cell table:formula="of:=ROUND(-405-(1/([.H40]-9))*5500;2)" office:value-type="float" office:value="-385.97" calcext:value-type="float">
            <text:p>-385.97</text:p>
          </table:table-cell>
          <table:table-cell table:formula="of:=-400 -[.I40]" office:value-type="float" office:value="-14.03" calcext:value-type="float">
            <text:p>-14.03</text:p>
          </table:table-cell>
          <table:table-cell table:formula="of:= -1*[.$M$2]-([.H40]/400)*([.$M$2] - [.$M$3])" office:value-type="float" office:value="-510" calcext:value-type="float">
            <text:p>-5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formula="of:=ROUND(1000 * 3.1415926 / [.B41];2)" office:value-type="float" office:value="1.75" calcext:value-type="float">
            <text:p>1.75</text:p>
          </table:table-cell>
          <table:table-cell table:formula="of:=ROUND(((4 * 3.1415926)/(200 * [.B41])) * 50000;2)" office:value-type="float" office:value="1.75" calcext:value-type="float">
            <text:p>1.75</text:p>
          </table:table-cell>
          <table:table-cell table:formula="of:=ROUND(([.C41]/12/5280)*60*60;2)" office:value-type="float" office:value="0.1" calcext:value-type="float">
            <text:p>0.1</text:p>
          </table:table-cell>
          <table:table-cell table:formula="of:=ROUND([.C41]/(4*3.1415926);2)" office:value-type="float" office:value="0.14" calcext:value-type="float">
            <text:p>0.14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ROUND(-405-(1/([.H41]-9))*5500;2)" office:value-type="float" office:value="-387.2" calcext:value-type="float">
            <text:p>-387.2</text:p>
          </table:table-cell>
          <table:table-cell table:formula="of:=-400 -[.I41]" office:value-type="float" office:value="-12.8" calcext:value-type="float">
            <text:p>-12.8</text:p>
          </table:table-cell>
          <table:table-cell table:formula="of:= -1*[.$M$2]-([.H41]/400)*([.$M$2] - [.$M$3])" office:value-type="float" office:value="-475" calcext:value-type="float">
            <text:p>-4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table:formula="of:=ROUND(1000 * 3.1415926 / [.B42];2)" office:value-type="float" office:value="1.65" calcext:value-type="float">
            <text:p>1.65</text:p>
          </table:table-cell>
          <table:table-cell table:formula="of:=ROUND(((4 * 3.1415926)/(200 * [.B42])) * 50000;2)" office:value-type="float" office:value="1.65" calcext:value-type="float">
            <text:p>1.65</text:p>
          </table:table-cell>
          <table:table-cell table:formula="of:=ROUND(([.C42]/12/5280)*60*60;2)" office:value-type="float" office:value="0.09" calcext:value-type="float">
            <text:p>0.09</text:p>
          </table:table-cell>
          <table:table-cell table:formula="of:=ROUND([.C42]/(4*3.1415926);2)" office:value-type="float" office:value="0.13" calcext:value-type="float">
            <text:p>0.13</text:p>
          </table:table-cell>
          <table:table-cell/>
          <table:table-cell office:value-type="float" office:value="-320" calcext:value-type="float">
            <text:p>-320</text:p>
          </table:table-cell>
          <table:table-cell table:formula="of:=ROUND(-405-(1/([.H42]-9))*5500;2)" office:value-type="float" office:value="-388.28" calcext:value-type="float">
            <text:p>-388.28</text:p>
          </table:table-cell>
          <table:table-cell table:formula="of:=-400 -[.I42]" office:value-type="float" office:value="-11.72" calcext:value-type="float">
            <text:p>-11.72</text:p>
          </table:table-cell>
          <table:table-cell table:formula="of:= -1*[.$M$2]-([.H42]/400)*([.$M$2] - [.$M$3])" office:value-type="float" office:value="-440" calcext:value-type="float">
            <text:p>-4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ROUND(1000 * 3.1415926 / [.B43];2)" office:value-type="float" office:value="1.57" calcext:value-type="float">
            <text:p>1.57</text:p>
          </table:table-cell>
          <table:table-cell table:formula="of:=ROUND(((4 * 3.1415926)/(200 * [.B43])) * 50000;2)" office:value-type="float" office:value="1.57" calcext:value-type="float">
            <text:p>1.57</text:p>
          </table:table-cell>
          <table:table-cell table:formula="of:=ROUND(([.C43]/12/5280)*60*60;2)" office:value-type="float" office:value="0.09" calcext:value-type="float">
            <text:p>0.09</text:p>
          </table:table-cell>
          <table:table-cell table:formula="of:=ROUND([.C43]/(4*3.1415926);2)" office:value-type="float" office:value="0.12" calcext:value-type="float">
            <text:p>0.12</text:p>
          </table:table-cell>
          <table:table-cell/>
          <table:table-cell office:value-type="float" office:value="-340" calcext:value-type="float">
            <text:p>-340</text:p>
          </table:table-cell>
          <table:table-cell table:formula="of:=ROUND(-405-(1/([.H43]-9))*5500;2)" office:value-type="float" office:value="-389.24" calcext:value-type="float">
            <text:p>-389.24</text:p>
          </table:table-cell>
          <table:table-cell table:formula="of:=-400 -[.I43]" office:value-type="float" office:value="-10.76" calcext:value-type="float">
            <text:p>-10.76</text:p>
          </table:table-cell>
          <table:table-cell table:formula="of:= -1*[.$M$2]-([.H43]/400)*([.$M$2] - [.$M$3])" office:value-type="float" office:value="-405" calcext:value-type="float">
            <text:p>-4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table:formula="of:=ROUND(1000 * 3.1415926 / [.B44];2)" office:value-type="float" office:value="1.5" calcext:value-type="float">
            <text:p>1.5</text:p>
          </table:table-cell>
          <table:table-cell table:formula="of:=ROUND(((4 * 3.1415926)/(200 * [.B44])) * 50000;2)" office:value-type="float" office:value="1.5" calcext:value-type="float">
            <text:p>1.5</text:p>
          </table:table-cell>
          <table:table-cell table:formula="of:=ROUND(([.C44]/12/5280)*60*60;2)" office:value-type="float" office:value="0.09" calcext:value-type="float">
            <text:p>0.09</text:p>
          </table:table-cell>
          <table:table-cell table:formula="of:=ROUND([.C44]/(4*3.1415926);2)" office:value-type="float" office:value="0.12" calcext:value-type="float">
            <text:p>0.12</text:p>
          </table:table-cell>
          <table:table-cell/>
          <table:table-cell office:value-type="float" office:value="-360" calcext:value-type="float">
            <text:p>-360</text:p>
          </table:table-cell>
          <table:table-cell table:formula="of:=ROUND(-405-(1/([.H44]-9))*5500;2)" office:value-type="float" office:value="-390.09" calcext:value-type="float">
            <text:p>-390.09</text:p>
          </table:table-cell>
          <table:table-cell table:formula="of:=-400 -[.I44]" office:value-type="float" office:value="-9.91000000000003" calcext:value-type="float">
            <text:p>-9.91000000000003</text:p>
          </table:table-cell>
          <table:table-cell table:formula="of:= -1*[.$M$2]-([.H44]/400)*([.$M$2] - [.$M$3])" office:value-type="float" office:value="-370" calcext:value-type="float">
            <text:p>-3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formula="of:=ROUND(1000 * 3.1415926 / [.B45];2)" office:value-type="float" office:value="1.43" calcext:value-type="float">
            <text:p>1.43</text:p>
          </table:table-cell>
          <table:table-cell table:formula="of:=ROUND(((4 * 3.1415926)/(200 * [.B45])) * 50000;2)" office:value-type="float" office:value="1.43" calcext:value-type="float">
            <text:p>1.43</text:p>
          </table:table-cell>
          <table:table-cell table:formula="of:=ROUND(([.C45]/12/5280)*60*60;2)" office:value-type="float" office:value="0.08" calcext:value-type="float">
            <text:p>0.08</text:p>
          </table:table-cell>
          <table:table-cell table:formula="of:=ROUND([.C45]/(4*3.1415926);2)" office:value-type="float" office:value="0.11" calcext:value-type="float">
            <text:p>0.11</text:p>
          </table:table-cell>
          <table:table-cell/>
          <table:table-cell office:value-type="float" office:value="-380" calcext:value-type="float">
            <text:p>-380</text:p>
          </table:table-cell>
          <table:table-cell table:formula="of:=ROUND(-405-(1/([.H45]-9))*5500;2)" office:value-type="float" office:value="-390.86" calcext:value-type="float">
            <text:p>-390.86</text:p>
          </table:table-cell>
          <table:table-cell table:formula="of:=-400 -[.I45]" office:value-type="float" office:value="-9.13999999999999" calcext:value-type="float">
            <text:p>-9.13999999999999</text:p>
          </table:table-cell>
          <table:table-cell table:formula="of:= -1*[.$M$2]-([.H45]/400)*([.$M$2] - [.$M$3])" office:value-type="float" office:value="-335" calcext:value-type="float">
            <text:p>-3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table:formula="of:=ROUND(1000 * 3.1415926 / [.B46];2)" office:value-type="float" office:value="1.37" calcext:value-type="float">
            <text:p>1.37</text:p>
          </table:table-cell>
          <table:table-cell table:formula="of:=ROUND(((4 * 3.1415926)/(200 * [.B46])) * 50000;2)" office:value-type="float" office:value="1.37" calcext:value-type="float">
            <text:p>1.37</text:p>
          </table:table-cell>
          <table:table-cell table:formula="of:=ROUND(([.C46]/12/5280)*60*60;2)" office:value-type="float" office:value="0.08" calcext:value-type="float">
            <text:p>0.08</text:p>
          </table:table-cell>
          <table:table-cell table:formula="of:=ROUND([.C46]/(4*3.1415926);2)" office:value-type="float" office:value="0.11" calcext:value-type="float">
            <text:p>0.11</text:p>
          </table:table-cell>
          <table:table-cell/>
          <table:table-cell office:value-type="float" office:value="-400" calcext:value-type="float">
            <text:p>-400</text:p>
          </table:table-cell>
          <table:table-cell table:formula="of:=ROUND(-405-(1/([.H46]-9))*5500;2)" office:value-type="float" office:value="-391.55" calcext:value-type="float">
            <text:p>-391.55</text:p>
          </table:table-cell>
          <table:table-cell table:formula="of:=-400 -[.I46]" office:value-type="float" office:value="-8.44999999999999" calcext:value-type="float">
            <text:p>-8.44999999999999</text:p>
          </table:table-cell>
          <table:table-cell table:formula="of:= -1*[.$M$2]-([.H46]/400)*([.$M$2] - [.$M$3])" office:value-type="float" office:value="-300" calcext:value-type="float">
            <text:p>-3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formula="of:=ROUND(1000 * 3.1415926 / [.B47];2)" office:value-type="float" office:value="1.31" calcext:value-type="float">
            <text:p>1.31</text:p>
          </table:table-cell>
          <table:table-cell table:formula="of:=ROUND(((4 * 3.1415926)/(200 * [.B47])) * 50000;2)" office:value-type="float" office:value="1.31" calcext:value-type="float">
            <text:p>1.31</text:p>
          </table:table-cell>
          <table:table-cell table:formula="of:=ROUND(([.C47]/12/5280)*60*60;2)" office:value-type="float" office:value="0.07" calcext:value-type="float">
            <text:p>0.07</text:p>
          </table:table-cell>
          <table:table-cell table:formula="of:=ROUND([.C47]/(4*3.1415926);2)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ROUND(1000 * 3.1415926 / [.B48];2)" office:value-type="float" office:value="1.26" calcext:value-type="float">
            <text:p>1.26</text:p>
          </table:table-cell>
          <table:table-cell table:formula="of:=ROUND(((4 * 3.1415926)/(200 * [.B48])) * 50000;2)" office:value-type="float" office:value="1.26" calcext:value-type="float">
            <text:p>1.26</text:p>
          </table:table-cell>
          <table:table-cell table:formula="of:=ROUND(([.C48]/12/5280)*60*60;2)" office:value-type="float" office:value="0.07" calcext:value-type="float">
            <text:p>0.07</text:p>
          </table:table-cell>
          <table:table-cell table:formula="of:=ROUND([.C48]/(4*3.1415926);2)" office:value-type="float" office:value="0.1" calcext:value-type="float">
            <text:p>0.1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Joop</text:p>
          </table:table-cell>
          <table:table-cell table:style-name="ce4" office:value-type="string" calcext:value-type="string" table:number-columns-spanned="12" table:number-rows-spanned="1">
            <text:p>if(pid_output_left &gt; 0)pid_output_left = 405 - (1/(pid_output_left + 9)) * 5500;</text:p>
          </table:table-cell>
          <table:covered-table-cell table:style-name="Default"/>
          <table:covered-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else if(pid_output_left &lt; 0)pid_output_left = -405 - (1/(pid_output_left - 9)) * 5500;</text:p>
          </table:table-cell>
          <table:covered-table-cell table:style-name="Default"/>
          <table:covered-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if(pid_output_right &gt; 0)pid_output_right = 405 - (1/(pid_output_right + 9)) * 5500;</text:p>
          </table:table-cell>
          <table:covered-table-cell table:style-name="Default"/>
          <table:covered-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else if(pid_output_right &lt; 0)pid_output_right = -405 - (1/(pid_output_right - 9)) * 5500;</text:p>
          </table:table-cell>
          <table:covered-table-cell table:style-name="Default"/>
          <table:covered-table-cell table:number-columns-repeated="10"/>
        </table:table-row>
        <table:table-row table:style-name="ro1">
          <table:table-cell/>
          <table:table-cell table:style-name="ce4" table:number-columns-spanned="12" table:number-rows-spanned="1"/>
          <table:covered-table-cell table:style-name="Default"/>
          <table:covered-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if(pid_output_left &gt; 0)left_motor = 400 - pid_output_left;</text:p>
          </table:table-cell>
          <table:covered-table-cell table:style-name="Default"/>
          <table:covered-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else if(pid_output_left &lt; 0)left_motor = -400 - pid_output_left;</text:p>
          </table:table-cell>
          <table:covered-table-cell table:style-name="Default"/>
          <table:covered-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else left_motor = 0;</text:p>
          </table:table-cell>
          <table:covered-table-cell table:style-name="Default"/>
          <table:covered-table-cell table:number-columns-repeated="10"/>
        </table:table-row>
        <table:table-row table:style-name="ro1">
          <table:table-cell/>
          <table:table-cell table:style-name="ce4" table:number-columns-spanned="12" table:number-rows-spanned="1"/>
          <table:covered-table-cell table:style-name="Default"/>
          <table:covered-table-cell table:number-columns-repeated="10"/>
        </table:table-row>
        <table:table-row table:style-name="ro1">
          <table:table-cell table:style-name="ce1" office:value-type="string" calcext:value-type="string">
            <text:p>TWIPi</text:p>
          </table:table-cell>
          <table:table-cell table:style-name="ce5" office:value-type="string" calcext:value-type="string" table:number-columns-spanned="12" table:number-rows-spanned="1">
            <text:p>if(pid_output_left &gt; 0)left_motor = bot_slow - (pid_output_left/400)*(bot_slow - bot_fast); </text:p>
          </table:table-cell>
          <table:covered-table-cell table:number-columns-repeated="5" table:style-name="ce1"/>
          <table:covered-table-cell table:number-columns-repeated="4" table:style-name="ce7"/>
          <table:covered-table-cell table:number-columns-repeated="2" table:style-name="ce1"/>
        </table:table-row>
        <table:table-row table:style-name="ro1">
          <table:table-cell table:style-name="ce1"/>
          <table:table-cell table:style-name="ce5" office:value-type="string" calcext:value-type="string" table:number-columns-spanned="12" table:number-rows-spanned="1">
            <text:p>else if(pid_output_left &lt; 0)left_motor = -1*bot_slow - (pid_output_left/400)*(bot_slow - bot_fast); </text:p>
          </table:table-cell>
          <table:covered-table-cell table:number-columns-repeated="5" table:style-name="ce1"/>
          <table:covered-table-cell table:number-columns-repeated="4" table:style-name="ce7"/>
          <table:covered-table-cell table:number-columns-repeated="2" table:style-name="ce1"/>
        </table:table-row>
        <table:table-row table:style-name="ro1">
          <table:table-cell table:style-name="ce1"/>
          <table:table-cell table:style-name="ce5" office:value-type="string" calcext:value-type="string" table:number-columns-spanned="12" table:number-rows-spanned="1">
            <text:p>else left_motor = 0; </text:p>
          </table:table-cell>
          <table:covered-table-cell table:number-columns-repeated="5" table:style-name="ce1"/>
          <table:covered-table-cell table:number-columns-repeated="4" table:style-name="ce7"/>
          <table:covered-table-cell table:number-columns-repeated="2" table:style-name="ce1"/>
        </table:table-row>
        <table:table-row table:style-name="ro1">
          <table:table-cell/>
          <table:table-cell table:style-name="ce4" table:number-columns-spanned="12" table:number-rows-spanned="1"/>
          <table:covered-table-cell table:style-name="Default"/>
          <table:covered-table-cell table:number-columns-repeated="10"/>
        </table:table-row>
        <table:table-row table:style-name="ro1">
          <table:table-cell/>
          <table:table-cell table:style-name="ce4" table:number-columns-spanned="12" table:number-rows-spanned="1"/>
          <table:covered-table-cell table:style-name="Default"/>
          <table:covered-table-cell table:number-columns-repeated="10"/>
        </table:table-row>
        <table:table-row table:style-name="ro1">
          <table:table-cell/>
          <table:table-cell table:style-name="ce4" table:number-columns-spanned="12" table:number-rows-spanned="1"/>
          <table:covered-table-cell table:style-name="Default"/>
          <table:covered-table-cell table:number-columns-repeated="10"/>
        </table:table-row>
        <table:table-row table:style-name="ro1" table:number-rows-repeated="104851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ormula" table:style-name="ta1">
        <table:table-column table:style-name="co4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peed = distance per seco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heel diameter = 4 inch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heel circumference = pi * D = 4 p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 = time interval between steps in interrupts. 300 &lt; T &lt; 2300 or -300 &gt; T &gt; -23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 one interrupt we move 1 / T of a step distance on averag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istance per interrupt = (1 / T ) * (circumference / &lt;steps per revolution&gt;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= ( 1/T ) * ( 4*PI / 200 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= 4*pi / (200 * t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errupts happen every 20 microseconds, or 50,000 per second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n one second, the distance we move i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= (4 * PI / (200 * T) ) * 50000 <text:s/>inch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= 1000 * PI / T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if(pid_output_left &gt; 0)pid_output_left = 405 - (1/(pid_output_left + 9)) * 5500;</text:p>
          </table:table-cell>
          <table:covered-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else if(pid_output_left &lt; 0)pid_output_left = -405 - (1/(pid_output_left - 9)) * 5500;</text:p>
          </table:table-cell>
          <table:covered-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if(pid_output_right &gt; 0)pid_output_right = 405 - (1/(pid_output_right + 9)) * 5500;</text:p>
          </table:table-cell>
          <table:covered-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else if(pid_output_right &lt; 0)pid_output_right = -405 - (1/(pid_output_right - 9)) * 5500;</text:p>
          </table:table-cell>
          <table:covered-table-cell table:number-columns-repeated="9"/>
        </table:table-row>
        <table:table-row table:style-name="ro1">
          <table:table-cell/>
          <table:table-cell table:style-name="ce4" table:number-columns-spanned="10" table:number-rows-spanned="1"/>
          <table:covered-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if(pid_output_left &gt; 0)left_motor = 400 - pid_output_left;</text:p>
          </table:table-cell>
          <table:covered-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else if(pid_output_left &lt; 0)left_motor = -400 - pid_output_left;</text:p>
          </table:table-cell>
          <table:covered-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else left_motor = 0;</text:p>
          </table:table-cell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00-00-00</text:date>, <text:time style:data-style-name="N2" text:time-value="22:46:11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3:17:15.810000000</meta:creation-date>
    <dc:date>2019-01-14T22:55:00.658000000</dc:date>
    <meta:editing-duration>PT46M5S</meta:editing-duration>
    <meta:editing-cycles>4</meta:editing-cycles>
    <meta:generator>LibreOffice/6.1.3.2$Windows_X86_64 LibreOffice_project/86daf60bf00efa86ad547e59e09d6bb77c699acb</meta:generator>
    <meta:document-statistic meta:table-count="2" meta:cell-count="4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line" chart:style-name="ch1">
        <chart:legend chart:legend-position="end" svg:x="12.55cm" svg:y="3.694cm" style:legend-expansion="high" chart:style-name="ch2"/>
        <chart:plot-area chart:style-name="ch3" table:cell-range-address="'Data Chart'.H5:'Data Chart'.K25" chart:data-source-has-labels="both" svg:x="0.319cm" svg:y="0.18cm" svg:width="11.912cm" svg:height="8.64cm">
          <chartooo:coordinate-region svg:x="1.142cm" svg:y="0.382cm" svg:width="10.612cm" svg:height="7.785cm"/>
          <chart:axis chart:dimension="x" chart:name="primary-x" chart:style-name="ch4" chartooo:axis-type="auto">
            <chartooo:date-scale/>
            <chart:categories table:cell-range-address="'Data Chart'.H6:'Data Chart'.H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Chart'.I6:'Data Chart'.I25" chart:label-cell-address="'Data Chart'.I5:'Data Chart'.I5" chart:class="chart:line">
            <chart:data-point chart:repeated="20"/>
          </chart:series>
          <chart:series chart:style-name="ch7" chart:values-cell-range-address="'Data Chart'.J6:'Data Chart'.J25" chart:label-cell-address="'Data Chart'.J5:'Data Chart'.J5" chart:class="chart:line">
            <chart:data-point chart:repeated="20"/>
          </chart:series>
          <chart:series chart:style-name="ch8" chart:values-cell-range-address="'Data Chart'.K6:'Data Chart'.K25" chart:label-cell-address="'Data Chart'.K5:'Data Chart'.K5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-linear</text:p>
                <draw:g>
                  <svg:desc>'Data Chart'.I5:'Data Chart'.I5</svg:desc>
                </draw:g>
              </table:table-cell>
              <table:table-cell office:value-type="string">
                <text:p>Motor control</text:p>
                <draw:g>
                  <svg:desc>'Data Chart'.J5:'Data Chart'.J5</svg:desc>
                </draw:g>
              </table:table-cell>
              <table:table-cell office:value-type="string">
                <text:p>Control</text:p>
                <draw:g>
                  <svg:desc>'Data Chart'.K5:'Data Chart'.K5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Data Chart'.H6:'Data Chart'.H25</svg:desc>
                </draw:g>
              </table:table-cell>
              <table:table-cell office:value-type="float" office:value="215.34">
                <text:p>215.34</text:p>
                <draw:g>
                  <svg:desc>'Data Chart'.I6:'Data Chart'.I25</svg:desc>
                </draw:g>
              </table:table-cell>
              <table:table-cell office:value-type="float" office:value="184.66">
                <text:p>184.66</text:p>
                <draw:g>
                  <svg:desc>'Data Chart'.J6:'Data Chart'.J25</svg:desc>
                </draw:g>
              </table:table-cell>
              <table:table-cell office:value-type="float" office:value="965">
                <text:p>965</text:p>
                <draw:g>
                  <svg:desc>'Data Chart'.K6:'Data Chart'.K25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2.76">
                <text:p>292.76</text:p>
              </table:table-cell>
              <table:table-cell office:value-type="float" office:value="107.24">
                <text:p>107.2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25.29">
                <text:p>325.29</text:p>
              </table:table-cell>
              <table:table-cell office:value-type="float" office:value="74.71">
                <text:p>74.7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3.2">
                <text:p>343.2</text:p>
              </table:table-cell>
              <table:table-cell office:value-type="float" office:value="56.8">
                <text:p>56.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4.54">
                <text:p>354.54</text:p>
              </table:table-cell>
              <table:table-cell office:value-type="float" office:value="45.46">
                <text:p>45.4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62.36">
                <text:p>362.36</text:p>
              </table:table-cell>
              <table:table-cell office:value-type="float" office:value="37.64">
                <text:p>37.6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8.09">
                <text:p>368.09</text:p>
              </table:table-cell>
              <table:table-cell office:value-type="float" office:value="31.91">
                <text:p>31.9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72.46">
                <text:p>372.46</text:p>
              </table:table-cell>
              <table:table-cell office:value-type="float" office:value="27.54">
                <text:p>27.5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75.9">
                <text:p>375.9</text:p>
              </table:table-cell>
              <table:table-cell office:value-type="float" office:value="24.1">
                <text:p>24.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78.68">
                <text:p>378.68</text:p>
              </table:table-cell>
              <table:table-cell office:value-type="float" office:value="21.32">
                <text:p>21.3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80.98">
                <text:p>380.98</text:p>
              </table:table-cell>
              <table:table-cell office:value-type="float" office:value="19.02">
                <text:p>19.0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82.91">
                <text:p>382.91</text:p>
              </table:table-cell>
              <table:table-cell office:value-type="float" office:value="17.09">
                <text:p>17.0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84.55">
                <text:p>384.55</text:p>
              </table:table-cell>
              <table:table-cell office:value-type="float" office:value="15.45">
                <text:p>15.4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85.97">
                <text:p>385.97</text:p>
              </table:table-cell>
              <table:table-cell office:value-type="float" office:value="14.03">
                <text:p>14.0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87.2">
                <text:p>387.2</text:p>
              </table:table-cell>
              <table:table-cell office:value-type="float" office:value="12.8">
                <text:p>12.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88.28">
                <text:p>388.28</text:p>
              </table:table-cell>
              <table:table-cell office:value-type="float" office:value="11.72">
                <text:p>11.7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89.24">
                <text:p>389.24</text:p>
              </table:table-cell>
              <table:table-cell office:value-type="float" office:value="10.76">
                <text:p>10.7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90.09">
                <text:p>390.09</text:p>
              </table:table-cell>
              <table:table-cell office:value-type="float" office:value="9.91000000000003">
                <text:p>9.9100000000000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90.86">
                <text:p>390.86</text:p>
              </table:table-cell>
              <table:table-cell office:value-type="float" office:value="9.13999999999999">
                <text:p>9.1399999999999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91.55">
                <text:p>391.55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